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2323dc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00ae00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000000" draw:marker-end="Arrow" draw:marker-end-width="0.1cm" draw:fill="none" draw:textarea-vertical-align="middle"/>
    </style:style>
    <style:style style:name="gr5" style:family="graphic" style:parent-style-name="standard">
      <style:graphic-properties svg:stroke-color="#000000" draw:fill="solid" draw:fill-color="#c5000b"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000000" draw:marker-end="Arrow" draw:marker-end-width="0.1cm" draw:fill="none" draw:fill-color="#000000" draw:textarea-vertical-align="middle"/>
    </style:style>
    <style:style style:name="gr7" style:family="graphic" style:parent-style-name="standard">
      <style:graphic-properties svg:stroke-width="0.01cm" svg:stroke-color="#000000" draw:marker-start-width="0.215cm" draw:marker-end-width="0.215cm" draw:fill="none" draw:textarea-horizontal-align="justify" draw:textarea-vertical-align="middle" draw:auto-grow-height="false" fo:padding-top="0.13cm" fo:padding-bottom="0.13cm" fo:padding-left="0.255cm" fo:padding-right="0.25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0.3cm" svg:height="4cm" svg:x="0cm" svg:y="0.0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4cm" svg:x="0.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4cm" svg:x="1.4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4cm" svg:x="2.1cm" svg:y="0.0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0.2cm" svg:height="0.2cm" svg:x="1.1cm" svg:y="1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0.2cm" svg:height="0.2cm" svg:x="1.1cm" svg:y="2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0.2cm" svg:height="0.2cm" svg:x="1.8cm" svg:y="1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0.2cm" svg:height="0.2cm" svg:x="2.5cm" svg:y="1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0.2cm" svg:height="0.2cm" svg:x="1.8cm" svg:y="2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0.2cm" svg:height="0.2cm" svg:x="2.5cm" svg:y="2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.3cm" svg:y1="2.109cm" svg:x2="1.8cm" svg:y2="2.109cm" draw:start-shape="id1" draw:start-glue-point="10" draw:end-shape="id2" draw:end-glue-point="6" svg:d="m1300 2109h500" svg:viewBox="0 0 501 1">
          <text:p/>
        </draw:connector>
        <draw:custom-shape draw:style-name="gr1" draw:text-style-name="P1" draw:layer="layout" svg:width="0.3cm" svg:height="4cm" svg:x="2.8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cm" svg:height="4cm" svg:x="3.5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4" draw:id="id14" draw:layer="layout" svg:width="0.2cm" svg:height="0.2cm" svg:x="2.5cm" svg:y="1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0.2cm" svg:height="0.2cm" svg:x="2.5cm" svg:y="2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9" draw:id="id9" draw:layer="layout" svg:width="0.2cm" svg:height="0.2cm" svg:x="1.1cm" svg:y="1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0" draw:id="id10" draw:layer="layout" svg:width="0.2cm" svg:height="0.2cm" svg:x="1.8cm" svg:y="1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3" draw:id="id13" draw:layer="layout" svg:width="0.2cm" svg:height="0.2cm" svg:x="2.5cm" svg:y="1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1" draw:id="id11" draw:layer="layout" svg:width="0.2cm" svg:height="0.2cm" svg:x="1.8cm" svg:y="1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2" draw:id="id12" draw:layer="layout" svg:width="0.2cm" svg:height="0.2cm" svg:x="2.5cm" svg:y="0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0.2cm" svg:height="0.2cm" svg:x="1.8cm" svg:y="2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.3cm" svg:y1="2.109cm" svg:x2="1.8cm" svg:y2="2.409cm" draw:start-shape="id1" draw:start-glue-point="10" draw:end-shape="id3" draw:end-glue-point="6" svg:d="m1300 2109 500 300" svg:viewBox="0 0 501 301">
          <text:p/>
        </draw:connector>
        <draw:connector draw:style-name="gr4" draw:text-style-name="P1" draw:layer="layout" draw:type="line" svg:x1="2cm" svg:y1="2.109cm" svg:x2="2.5cm" svg:y2="2.409cm" draw:start-shape="id2" draw:start-glue-point="10" draw:end-shape="id4" draw:end-glue-point="6" svg:d="m2000 2109 500 300" svg:viewBox="0 0 501 301">
          <text:p/>
        </draw:connector>
        <draw:connector draw:style-name="gr4" draw:text-style-name="P1" draw:layer="layout" draw:type="line" svg:x1="2cm" svg:y1="2.109cm" svg:x2="2.5cm" svg:y2="2.109cm" draw:start-shape="id2" draw:start-glue-point="10" draw:end-shape="id5" draw:end-glue-point="6" svg:d="m2000 2109h500" svg:viewBox="0 0 501 1">
          <text:p/>
        </draw:connector>
        <draw:connector draw:style-name="gr4" draw:text-style-name="P1" draw:layer="layout" draw:type="line" svg:x1="2cm" svg:y1="1.809cm" svg:x2="2.5cm" svg:y2="1.809cm" draw:start-shape="id6" draw:start-glue-point="10" draw:end-shape="id7" draw:end-glue-point="6" svg:d="m2000 1809h500" svg:viewBox="0 0 501 1">
          <text:p/>
        </draw:connector>
        <draw:connector draw:style-name="gr4" draw:text-style-name="P1" draw:layer="layout" draw:type="line" svg:x1="1.3cm" svg:y1="1.809cm" svg:x2="1.8cm" svg:y2="1.809cm" draw:start-shape="id8" draw:start-glue-point="10" draw:end-shape="id6" draw:end-glue-point="6" svg:d="m1300 1809h500" svg:viewBox="0 0 501 1">
          <text:p/>
        </draw:connector>
        <draw:connector draw:style-name="gr4" draw:text-style-name="P1" draw:layer="layout" draw:type="line" svg:x1="1.3cm" svg:y1="1.509cm" svg:x2="1.8cm" svg:y2="1.509cm" draw:start-shape="id9" draw:start-glue-point="10" draw:end-shape="id10" draw:end-glue-point="6" svg:d="m1300 1509h500" svg:viewBox="0 0 501 1">
          <text:p/>
        </draw:connector>
        <draw:connector draw:style-name="gr6" draw:text-style-name="P1" draw:layer="layout" draw:type="line" svg:x1="1.3cm" svg:y1="1.509cm" svg:x2="1.829cm" svg:y2="1.28cm" draw:end-shape="id11" draw:end-glue-point="7" svg:d="m1300 1509 529-229" svg:viewBox="0 0 530 230">
          <text:p/>
        </draw:connector>
        <draw:connector draw:style-name="gr4" draw:text-style-name="P1" draw:layer="layout" draw:type="line" svg:x1="2cm" svg:y1="1.209cm" svg:x2="2.5cm" svg:y2="0.909cm" draw:start-shape="id11" draw:start-glue-point="10" draw:end-shape="id12" draw:end-glue-point="6" svg:d="m2000 1209 500-300" svg:viewBox="0 0 501 301">
          <text:p/>
        </draw:connector>
        <draw:connector draw:style-name="gr4" draw:text-style-name="P1" draw:layer="layout" draw:type="line" svg:x1="2cm" svg:y1="1.509cm" svg:x2="2.5cm" svg:y2="1.209cm" draw:start-shape="id10" draw:start-glue-point="10" draw:end-shape="id13" draw:end-glue-point="6" svg:d="m2000 1509 500-300" svg:viewBox="0 0 501 301">
          <text:p/>
        </draw:connector>
        <draw:connector draw:style-name="gr4" draw:text-style-name="P1" draw:layer="layout" draw:type="line" svg:x1="2cm" svg:y1="1.51cm" svg:x2="2.5cm" svg:y2="1.509cm" draw:end-shape="id14" draw:end-glue-point="6" svg:d="m2000 1510 500-1" svg:viewBox="0 0 501 2">
          <text:p/>
        </draw:connector>
        <draw:custom-shape draw:style-name="gr5" draw:text-style-name="P1" xml:id="id19" draw:id="id19" draw:layer="layout" svg:width="0.2cm" svg:height="0.2cm" svg:x="3.2cm" svg:y="0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8" draw:id="id18" draw:layer="layout" svg:width="0.2cm" svg:height="0.2cm" svg:x="3.2cm" svg:y="1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7" draw:id="id17" draw:layer="layout" svg:width="0.2cm" svg:height="0.2cm" svg:x="3.2cm" svg:y="1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6" draw:id="id16" draw:layer="layout" svg:width="0.2cm" svg:height="0.2cm" svg:x="3.2cm" svg:y="2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0.2cm" svg:height="0.2cm" svg:x="3.2cm" svg:y="2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.7cm" svg:y1="2.409cm" svg:x2="3.2cm" svg:y2="2.409cm" draw:start-shape="id4" draw:start-glue-point="1" draw:end-shape="id15" draw:end-glue-point="6" svg:d="m2700 2409h500" svg:viewBox="0 0 501 1">
          <text:p/>
        </draw:connector>
        <draw:connector draw:style-name="gr4" draw:text-style-name="P1" draw:layer="layout" draw:type="line" svg:x1="2.7cm" svg:y1="2.109cm" svg:x2="3.2cm" svg:y2="2.109cm" draw:start-shape="id5" draw:start-glue-point="10" draw:end-shape="id16" draw:end-glue-point="6" svg:d="m2700 2109h500" svg:viewBox="0 0 501 1">
          <text:p/>
        </draw:connector>
        <draw:connector draw:style-name="gr4" draw:text-style-name="P1" draw:layer="layout" draw:type="line" svg:x1="2.7cm" svg:y1="1.509cm" svg:x2="3.2cm" svg:y2="1.509cm" draw:start-shape="id14" draw:start-glue-point="10" draw:end-shape="id17" draw:end-glue-point="6" svg:d="m2700 1509h500" svg:viewBox="0 0 501 1">
          <text:p/>
        </draw:connector>
        <draw:connector draw:style-name="gr4" draw:text-style-name="P1" draw:layer="layout" draw:type="line" svg:x1="2.7cm" svg:y1="1.209cm" svg:x2="3.2cm" svg:y2="1.209cm" draw:start-shape="id13" draw:start-glue-point="10" draw:end-shape="id18" draw:end-glue-point="6" svg:d="m2700 1209h500" svg:viewBox="0 0 501 1">
          <text:p/>
        </draw:connector>
        <draw:connector draw:style-name="gr4" draw:text-style-name="P1" draw:layer="layout" draw:type="line" svg:x1="2.7cm" svg:y1="0.909cm" svg:x2="3.2cm" svg:y2="0.909cm" draw:start-shape="id12" draw:start-glue-point="10" draw:end-shape="id19" draw:end-glue-point="6" svg:d="m2700 909h500" svg:viewBox="0 0 501 1">
          <text:p/>
        </draw:connector>
        <draw:custom-shape draw:style-name="gr7" draw:text-style-name="P1" draw:layer="layout" svg:width="0.6cm" svg:height="1.4cm" svg:x="0.9cm" svg:y="1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009cm" fo:margin-bottom="0cm" fo:margin-left="0cm" fo:margin-right="0cm" fo:page-width="3.8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1-14T17:18:59.091903319</meta:creation-date>
    <dc:date>2015-09-18T10:27:46</dc:date>
    <meta:editing-duration>PT6M1S</meta:editing-duration>
    <meta:editing-cycles>3</meta:editing-cycles>
    <meta:generator>LibreOffice/3.5$Linux_x86 LibreOffice_project/350m1$Build-2</meta:generator>
    <dc:creator>ETE </dc:creator>
    <meta:document-statistic meta:object-count="42"/>
  </office:meta>
</office:document-meta>
</file>